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, Ubuntu, 'Fira Sans', 'Droid Sans', 'Helvetica Neue', sans-serif"/>
    <style:font-face style:name="ui-monospace" svg:font-family="ui-monospace, SFMono-Regular, 'SF Mono', Menlo, Consolas, 'Liberation Mono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29313a" fo:padding="0.097cm" fo:border="0.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29313a" fo:padding="0.097cm" fo:border="0.5pt solid #000000">
        <style:background-image/>
      </style:table-cell-properties>
    </style:style>
    <style:style style:name="P1" style:family="paragraph" style:parent-style-name="Heading_20_1">
      <style:text-properties officeooo:rsid="00177de7" officeooo:paragraph-rsid="00177de7"/>
    </style:style>
    <style:style style:name="P2" style:family="paragraph" style:parent-style-name="Standard">
      <style:text-properties officeooo:paragraph-rsid="0019f739"/>
    </style:style>
    <style:style style:name="P3" style:family="paragraph" style:parent-style-name="Text_20_body">
      <style:text-properties officeooo:rsid="00177de7" officeooo:paragraph-rsid="00177de7"/>
    </style:style>
    <style:style style:name="P4" style:family="paragraph" style:parent-style-name="Text_20_body">
      <style:text-properties officeooo:rsid="0019f739" officeooo:paragraph-rsid="0019f739"/>
    </style:style>
    <style:style style:name="T1" style:family="text">
      <style:text-properties officeooo:rsid="0019f739"/>
    </style:style>
    <style:style style:name="T2" style:family="text">
      <style:text-properties style:font-name="Arial monospaced for SAP" fo:font-size="12pt" style:font-size-asian="12pt"/>
    </style:style>
    <style:style style:name="T3" style:family="text">
      <style:text-properties fo:color="#91c8f6" loext:opacity="100%" style:font-name="Arial monospaced for SAP" fo:font-size="12pt" fo:background-color="#29313a" loext:char-shading-value="0" style:font-size-asian="12pt"/>
    </style:style>
    <style:style style:name="T4" style:family="text">
      <style:text-properties fo:color="#91c8f6" loext:opacity="100%" style:font-name="Arial monospaced for SAP" fo:font-size="12pt" fo:background-color="#29313a" loext:char-shading-value="0" style:font-size-asian="12pt"/>
    </style:style>
    <style:style style:name="T5" style:family="text">
      <style:text-properties fo:color="#91c8f6" loext:opacity="100%" style:font-name="Arial monospaced for SAP" fo:font-size="12pt" officeooo:rsid="0008fdad" fo:background-color="#29313a" loext:char-shading-value="0" style:font-size-asian="12pt"/>
    </style:style>
    <style:style style:name="T6" style:family="text">
      <style:text-properties fo:color="#e269c9" loext:opacity="100%" style:font-name="Arial monospaced for SAP" fo:font-size="12pt" fo:background-color="#29313a" loext:char-shading-value="0" style:font-size-asian="12pt"/>
    </style:style>
    <style:style style:name="T7" style:family="text">
      <style:text-properties fo:color="#e269c9" loext:opacity="100%" style:font-name="Arial monospaced for SAP" fo:font-size="12pt" fo:background-color="#29313a" loext:char-shading-value="0" style:font-size-asian="12pt"/>
    </style:style>
    <style:style style:name="T8" style:family="text">
      <style:text-properties fo:color="#b2e484" loext:opacity="100%" style:font-name="Arial monospaced for SAP" fo:font-size="12pt" fo:background-color="#29313a" loext:char-shading-value="0" style:font-size-asian="12pt"/>
    </style:style>
    <style:style style:name="T9" style:family="text">
      <style:text-properties style:font-name="Arial monospaced for SAP" fo:font-size="12pt" style:font-size-asian="12pt"/>
    </style:style>
    <style:style style:name="T10" style:family="text">
      <style:text-properties fo:color="#a3a3a3" loext:opacity="100%" style:font-name="Arial monospaced for SAP" fo:font-size="12pt" fo:font-style="italic" fo:background-color="#29313a" loext:char-shading-value="0" style:font-size-asian="12pt" style:font-style-asian="italic"/>
    </style:style>
    <style:style style:name="T11" style:family="text">
      <style:text-properties fo:color="#b8bec1" loext:opacity="100%" style:font-name="Arial monospaced for SAP" fo:font-size="12pt" fo:background-color="#29313a" loext:char-shading-value="0" style:font-size-asian="12pt"/>
    </style:style>
    <style:style style:name="T12" style:family="text">
      <style:text-properties fo:color="#6bd3ff" loext:opacity="100%" style:font-name="Arial monospaced for SAP" fo:font-size="12pt" fo:background-color="#29313a" loext:char-shading-value="0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Como Construir Containers.</text:h>
      <text:p text:style-name="P3">Containers dependem do Paint Form construidos em Dynpro.</text:p>
      <text:h text:style-name="Heading_20_3" text:outline-level="3">Split Countainers</text:h>
      <text:p text:style-name="P4">Após a instancia do Countainers isso é delcaração da sua classe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span text:style-name="T2"><text:s/></text:span><text:span text:style-name="T3">CREATE </text:span><text:span text:style-name="T2">OBJECT cl_container<text:line-break/> <text:s text:c="7"/></text:span><text:span text:style-name="T3">EXPORTING</text:span><text:span text:style-name="T2"><text:line-break/> <text:s text:c="9"/>container_name </text:span><text:span text:style-name="T6">= </text:span><text:span text:style-name="T8">'RESULT_COUNTAINER'</text:span><text:span text:style-name="T6">.</text:span>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span text:style-name="T6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, Ubuntu, 'Fira Sans', 'Droid Sans', 'Helvetica Neue'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10:36:01.181000000</meta:creation-date>
    <dc:date>2023-08-10T11:11:00.139000000</dc:date>
    <meta:editing-duration>PT34M58S</meta:editing-duration>
    <meta:editing-cycles>3</meta:editing-cycles>
    <meta:generator>LibreOffice/7.5.3.2$Windows_X86_64 LibreOffice_project/9f56dff12ba03b9acd7730a5a481eea045e468f3</meta:generator>
    <meta:document-statistic meta:table-count="2" meta:image-count="0" meta:object-count="0" meta:page-count="1" meta:paragraph-count="5" meta:word-count="31" meta:character-count="256" meta:non-whitespace-character-count="211"/>
  </office:meta>
</office:document-meta>
</file>